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4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 style:list-style-name="L1">
      <style:text-properties style:text-underline-style="none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7"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2">
      <style:text-properties style:text-underline-style="none"/>
    </style:style>
    <style:style style:name="P17" style:family="paragraph" style:parent-style-name="Standard" style:list-style-name="L3">
      <style:text-properties style:text-underline-style="none"/>
    </style:style>
    <style:style style:name="P18" style:family="paragraph" style:parent-style-name="Standard" style:list-style-name="L4">
      <style:text-properties style:text-underline-style="none"/>
    </style:style>
    <style:style style:name="P19" style:family="paragraph" style:parent-style-name="Standard" style:list-style-name="L4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0" style:family="paragraph" style:parent-style-name="Standard" style:list-style-name="L7">
      <style:text-properties style:text-underline-style="none"/>
    </style:style>
    <style:style style:name="P21" style:family="paragraph" style:parent-style-name="Standard" style:list-style-name="L8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I" text:start-value="1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fs techniques</text:p>
      <text:list xml:id="list1664580250" text:style-name="L8">
        <text:list-item>
          <text:p text:style-name="P21">réaliser des composants qui sont attaquables comme des services</text:p>
        </text:list-item>
      </text:list>
      <text:p text:style-name="Standard"/>
      <text:p text:style-name="P1">Notes technos : </text:p>
      <text:p text:style-name="Standard"/>
      <text:p text:style-name="Standard">Pour la communication inter-processus node, le module net (socket) peut être utilisé via Messenger (interface facilitant son utilisation r et parfait pour l'échange de messages au format JSON)</text:p>
      <text:p text:style-name="Standard"><text:a xlink:type="simple" xlink:href="https://github.com/weixiyen/messenger.js">https://github.com/weixiyen/messenger.js</text:a></text:p>
      <text:p text:style-name="Standard"><text:a xlink:type="simple" xlink:href="https://nodejs.org/api/net.html">https://nodejs.org/api/net.html</text:a></text:p>
      <text:p text:style-name="Standard"/>
      <text:p text:style-name="Standard">oplog permettrait également d'écouter les modifications sur une base</text:p>
      <text:p text:style-name="Standard"><text:a xlink:type="simple" xlink:href="https://blog.compose.io/the-mongodb-oplog-and-node-js/">https://blog.compose.io/the-mongodb-oplog-and-node-js/</text:a></text:p>
      <text:p text:style-name="Standard"/>
      <text:p text:style-name="Standard"/>
      <text:p text:style-name="Standard">Comparaison inter-processus : </text:p>
      <text:p text:style-name="Standard"><text:a xlink:type="simple" xlink:href="http://stackoverflow.com/questions/6463945/whats-the-most-efficient-node-js-inter-process-communication-library-method">http://stackoverflow.com/questions/6463945/whats-the-most-efficient-node-js-inter-process-communication-library-method</text:a></text:p>
      <text:p text:style-name="Standard"><text:a xlink:type="simple" xlink:href="https://groups.google.com/forum/#!topic/nodejs/Pxbb_kgOQEs">https://groups.google.com/forum/#!topic/nodejs/Pxbb_kgOQEs</text:a></text:p>
      <text:p text:style-name="Standard"/>
      <text:p text:style-name="Standard"/>
      <text:p text:style-name="P2">I. Composant maître</text:p>
      <text:p text:style-name="P2"/>
      <text:p text:style-name="P3">Ce composant est un service web : l'utilisateur saisit ce qu'il souhaite via une interface web et le composant lui renvoit les résultats.</text:p>
      <text:p text:style-name="P3">Il est encapsulé dans un conteneur <text:span text:style-name="T1">docker</text:span>. </text:p>
      <text:list xml:id="list968384703" text:style-name="L3">
        <text:list-item>
          <text:list>
            <text:list-item>
              <text:list>
                <text:list-item>
                  <text:p text:style-name="P17">facilité d'installation (le script d'installation de micmac et de tout le reste sera fait une fois pour toutes sur l'image de notre choix)</text:p>
                </text:list-item>
                <text:list-item>
                  <text:p text:style-name="P17">une vraie logique de composant service</text:p>
                </text:list-item>
              </text:list>
            </text:list-item>
          </text:list>
        </text:list-item>
      </text:list>
      <text:p text:style-name="P3"/>
      <text:p text:style-name="P3"><text:tab/><text:span text:style-name="T2">I.A module utilisateur</text:span></text:p>
      <text:p text:style-name="P1"/>
      <text:p text:style-name="P1">ce qu'il fait</text:p>
      <text:p text:style-name="P3"><text:tab/><text:tab/>- réceptionne les demandes de l'utilisateurs via une interface web et stocke les jobs à <text:tab/><text:tab/>lancer dans une collection MongoDB</text:p>
      <text:list xml:id="list1988384542" text:style-name="L7">
        <text:list-item>
          <text:list>
            <text:list-item>
              <text:list>
                <text:list-item>
                  <text:p text:style-name="P20">la conception d'un chantier peut être arrêtée en cours de route et reprise, pour cela le serveur stocke au fur et à mesure ses paramètres envoyé depuis le formulaire</text:p>
                </text:list-item>
                <text:list-item>
                  <text:p text:style-name="P15">Notifie le module métier que de nouveaux chantiers doivent être convertis en jobs mic mac</text:p>
                </text:list-item>
              </text:list>
            </text:list-item>
          </text:list>
        </text:list-item>
      </text:list>
      <text:p text:style-name="P3"/>
      <text:p text:style-name="P3"><text:span text:style-name="T1">en Node</text:span><text:span text:style-name="T1">JS</text:span></text:p>
      <text:p text:style-name="P3"><text:tab/><text:tab/>- parce que plus léger</text:p>
      <text:p text:style-name="P3"><text:tab/><text:tab/>- remontée d'informations à l'utilisateur (webnotifications par exemple)</text:p>
      <text:p text:style-name="P3"><text:tab/><text:tab/>- échange compétences dans l'équipe</text:p>
      <text:p text:style-name="P3"/>
      <text:p text:style-name="P1">Framework NodeJS/MongoDB : Mongoose</text:p>
      <text:p text:style-name="P1"/>
      <text:p text:style-name="P3">http://atinux.developpez.com/tutoriels/javascript/mongodb-nodejs-mongoose/<text:tab/></text:p>
      <text:p text:style-name="P3">framework le plus connu</text:p>
      <text:p text:style-name="P3"/>
      <text:p text:style-name="P1">Authentification : </text:p>
      <text:p text:style-name="P3"/>
      <text:p text:style-name="P3">passeport, framework le plus connu et référence pour ça</text:p>
      <text:p text:style-name="P3"><text:soft-page-break/><text:a xlink:type="simple" xlink:href="http://www.js-attitude.fr/2014/10/23/libs-node-js/">http://www.js-attitude.fr/2014/10/23/libs-node-js/</text:a></text:p>
      <text:p text:style-name="P3"/>
      <text:p text:style-name="P1">MVC</text:p>
      <text:p text:style-name="P3">=&gt; express</text:p>
      <text:p text:style-name="P3">http://code.tutsplus.com/tutorials/build-a-complete-mvc-website-with-expressjs--net-34168</text:p>
      <text:p text:style-name="P3"/>
      <text:p text:style-name="P1">Internationalisation</text:p>
      <text:p text:style-name="P3">=&gt; i18n-2</text:p>
      <text:p text:style-name="P3">Simple d'utilisation</text:p>
      <text:p text:style-name="P3"/>
      <text:p text:style-name="P3"><text:tab/><text:span text:style-name="T2">I.B Persistance</text:span></text:p>
      <text:p text:style-name="P3"/>
      <text:p text:style-name="P3">Persistance des utilisateurs, des chantiers, et des jobs</text:p>
      <text:p text:style-name="P3"/>
      <text:p text:style-name="P3"><text:span text:style-name="T1">en </text:span><text:span text:style-name="T1">MongoDB</text:span></text:p>
      <text:p text:style-name="P3"><text:tab/><text:tab/>- parce que orienté document et pas de schéma fixe (plus simple pour les commandes mic mac entre autres)</text:p>
      <text:p text:style-name="P3"><text:tab/><text:tab/>- permet d'envoyer directement en JSON via NodeJS/Mongoose (pas de justification <text:tab/><text:tab/>avec le théorème CAP)</text:p>
      <text:p text:style-name="P3"/>
      <text:p text:style-name="P1">schéma chantier (lié au module utilisateur)</text:p>
      <text:p text:style-name="P3"/>
      <text:p text:style-name="P3"><text:tab/><text:tab/></text:p>
      <text:p text:style-name="P3">fichier structure.json</text:p>
      <text:p text:style-name="P3"/>
      <text:p text:style-name="P3"/>
      <text:p text:style-name="P1">schéma jobs (lié au MicMacManager métier)</text:p>
      <text:p text:style-name="P3">Liste des commandes MicMac à lancer</text:p>
      <text:p text:style-name="P1">…</text:p>
      <text:p text:style-name="P1"/>
      <text:p text:style-name="P1">schéma esclaves dispos (lié au MicMacManager cluster)</text:p>
      <text:p text:style-name="P1"/>
      <text:p text:style-name="P1"/>
      <text:list xml:id="list254666525" text:style-name="L1">
        <text:list-item>
          <text:list>
            <text:list-item>
              <text:p text:style-name="P12"><text:span text:style-name="T2">Module métier</text:span></text:p>
            </text:list-item>
          </text:list>
        </text:list-item>
      </text:list>
      <text:p text:style-name="P13"/>
      <text:p text:style-name="P13">Ce module convertit les chantiers stockés dans la collection chantier en commandes micmac dans la collection jobs.</text:p>
      <text:p text:style-name="P13">Notifie le module MMM que de nouveaux jobs doivent etre traités.</text:p>
      <text:p text:style-name="P13"/>
      <text:p text:style-name="P1"/>
      <text:p text:style-name="P1">En Node JS : </text:p>
      <text:list xml:id="list584344945" text:style-name="L2">
        <text:list-item>
          <text:list>
            <text:list-item>
              <text:p text:style-name="P16">parce que asynchrone</text:p>
            </text:list-item>
            <text:list-item>
              <text:p text:style-name="P16">possibilité de faire remonter des choses à l'utilisateur</text:p>
            </text:list-item>
          </text:list>
        </text:list-item>
      </text:list>
      <text:p text:style-name="P3"/>
      <text:p text:style-name="P3">mongoose</text:p>
      <text:p text:style-name="P3"/>
      <text:p text:style-name="P1">A faire pour nous</text:p>
      <text:p text:style-name="P1"/>
      <text:p text:style-name="P3">- Regarder en détail comment faire un MVC propre en Node pour expliquer aux autres</text:p>
      <text:p text:style-name="P3"><text:tab/></text:p>
      <text:p text:style-name="P3"/>
      <text:list xml:id="list886113388" text:continue-list="list254666525" text:style-name="L1">
        <text:list-item>
          <text:list>
            <text:list-header>
              <text:p text:style-name="P12"><text:span text:style-name="T2">I.D Module MMM Maitre</text:span></text:p>
            </text:list-header>
          </text:list>
        </text:list-item>
      </text:list>
      <text:p text:style-name="P3"><text:soft-page-break/><text:span text:style-name="T2"/></text:p>
      <text:p text:style-name="P13">En NodeJS aussi pour uniformiser</text:p>
      <text:p text:style-name="P3"><text:span text:style-name="T2"/></text:p>
      <text:p text:style-name="P3"><text:span text:style-name="T2">Module émission</text:span></text:p>
      <text:p text:style-name="P3"><text:span text:style-name="T2"/></text:p>
      <text:p text:style-name="P13">Répartit les traitements sur les différents esclaves</text:p>
      <text:p text:style-name="P3"><text:span text:style-name="T2"/></text:p>
      <text:p text:style-name="P3"><text:span text:style-name="T2">Module réception</text:span></text:p>
      <text:p text:style-name="P3"><text:span text:style-name="T2"/></text:p>
      <text:p text:style-name="P13">Recoit les résultats des traitements depuis les esclaves</text:p>
      <text:p text:style-name="P13"/>
      <text:p text:style-name="P13"><text:span text:style-name="T2">Module inscription</text:span></text:p>
      <text:p text:style-name="P13"><text:span text:style-name="T2"/></text:p>
      <text:p text:style-name="P3"><text:span text:style-name="T4">Enregistre de nouveaux esclaves disponibles pour faire des traitements</text:span></text:p>
      <text:p text:style-name="P3"><text:span text:style-name="T2"/></text:p>
      <text:list xml:id="list359178805" text:style-name="L4">
        <text:list-header>
          <text:p text:style-name="P18"><text:span text:style-name="T2"/></text:p>
          <text:p text:style-name="P6"/>
          <text:p text:style-name="P9"><text:a xlink:type="simple" xlink:href="http://cjihrig.com/blog/scaling-node-js-applications/">http://cjihrig.com/blog/scaling-node-js-applications/</text:a></text:p>
        </text:list-header>
      </text:list>
      <text:p text:style-name="P14">Module Node JS qui permet de faire un reverse proxy</text:p>
      <text:list xml:id="list1994706842" text:continue-numbering="true" text:style-name="L4">
        <text:list-item>
          <text:p text:style-name="P6">II. Composant esclave</text:p>
          <text:p text:style-name="P6"/>
        </text:list-item>
      </text:list>
      <text:p text:style-name="P14">C'est un composant docker qui embarque le module esclave de MMM et mm3D.</text:p>
      <text:p text:style-name="P2"/>
      <text:list xml:id="list1071042841" text:style-name="L6">
        <text:list-item>
          <text:p text:style-name="P8">A Composant écouteur MMM esclave</text:p>
        </text:list-item>
      </text:list>
      <text:p text:style-name="P7"/>
      <text:p text:style-name="P14">Est composé de node pour asynchrone (peut envoyer des résultats pendant qu'il reçoit de nouvelles données)</text:p>
      <text:p text:style-name="P7"/>
      <text:p text:style-name="P10"><text:span text:style-name="T3">- Attend et reçoit</text:span></text:p>
      <text:p text:style-name="P14"><text:tab/><text:tab/>des instructions mm3d du maitre au format json</text:p>
      <text:p text:style-name="P14"><text:tab/><text:tab/>des photos</text:p>
      <text:p text:style-name="P14"/>
      <text:p text:style-name="P10">II. B MicMac</text:p>
      <text:p text:style-name="P14"/>
      <text:p text:style-name="P14"/>
      <text:p text:style-name="P10"/>
      <text:p text:style-name="P2"/>
      <text:p text:style-name="P2"/>
      <text:p text:style-name="P1">Antoine</text:p>
      <text:p text:style-name="P3"/>
      <text:p text:style-name="P3">- Les boutons de mode avancé pour le traitement, c'est pas du tout ergonomique</text:p>
      <text:list xml:id="list2126104467" text:continue-list="list1994706842" text:style-name="L4">
        <text:list-item>
          <text:p text:style-name="P19">« Images spécifiques pour la calibration » : est-ce qu'il faut choisir parmi les images que l'utilisateur a déjà sélectionné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4:31:40.329473637</meta:creation-date>
    <meta:generator>LibreOffice/3.5$Linux_X86_64 LibreOffice_project/350m1$Build-2</meta:generator>
    <dc:date>2015-04-09T17:20:44</dc:date>
    <meta:editing-duration>PT5H19M3S</meta:editing-duration>
    <meta:editing-cycles>206</meta:editing-cycles>
    <meta:document-statistic meta:table-count="0" meta:image-count="0" meta:object-count="0" meta:page-count="3" meta:paragraph-count="80" meta:word-count="533" meta:character-count="3799" meta:non-whitespace-character-count="3371"/>
  </office:meta>
</office:document-meta>
</file>